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8pt" officeooo:rsid="00167a70" officeooo:paragraph-rsid="00167a70" style:font-size-asian="15.75pt" style:font-size-complex="18pt"/>
    </style:style>
    <style:style style:name="P2" style:family="paragraph" style:parent-style-name="Preformatted_20_Text">
      <style:paragraph-properties fo:text-align="start" style:justify-single-word="false"/>
      <style:text-properties fo:font-size="18pt" officeooo:rsid="00167a70" officeooo:paragraph-rsid="00167a70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107 – Lab02</text:p>
      <text:p text:style-name="P1"/>
      <text:p text:style-name="P2">Emre</text:p>
      <text:p text:style-name="P2">YILMAZ</text:p>
      <text:p text:style-name="P2">19010426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6T15:06:36.648205337</dc:date>
    <meta:editing-duration>PT22S</meta:editing-duration>
    <meta:editing-cycles>1</meta:editing-cycles>
    <meta:document-statistic meta:table-count="0" meta:image-count="0" meta:object-count="0" meta:page-count="1" meta:paragraph-count="4" meta:word-count="5" meta:character-count="34" meta:non-whitespace-character-count="32"/>
    <meta:generator>LibreOffice/6.0.7.3$Linux_X86_64 LibreOffice_project/00m0$Build-3</meta:generator>
  </office:meta>
</office:document-meta>
</file>